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표1" style:family="table">
      <style:table-properties style:width="14.684cm" table:align="left"/>
    </style:style>
    <style:style style:name="표1.A" style:family="table-column">
      <style:table-column-properties style:column-width="1.568cm"/>
    </style:style>
    <style:style style:name="표1.B" style:family="table-column">
      <style:table-column-properties style:column-width="13.116cm"/>
    </style:style>
    <style:style style:name="표1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ko" fo:country="KR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ko" fo:country="KR" loext:padding="0cm" loext:border="non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ko" fo:country="KR"/>
    </style:style>
    <style:style style:name="T1" style:family="text">
      <style:text-properties style:language-asian="ko" style:country-asian="KR" loext:padding="0cm" loext:border="none"/>
    </style:style>
    <style:style style:name="T2" style:family="text">
      <style:text-properties fo:language="ko" fo:country="KR" loext:padding="0cm" loext:border="none"/>
    </style:style>
    <style:style style:name="T3" style:family="text">
      <style:text-properties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teoporosis causes bones to become weak and brittle — so brittle that a fall or even mild stresses such as bending over or coughing can cause a break. Osteoporosis-related breaks most commonly occur in the hip, wrist or spine. </text:p>
      <text:p text:style-name="P2"> </text:p>
      <text:p text:style-name="P3"><text:span text:style-name="T1">출처</text:span><text:span text:style-name="T2">: &lt;</text:span><text:a xlink:type="simple" xlink:href="https://www.mayoclinic.org/diseases-conditions/osteoporosis/symptoms-causes/syc-20351968" office:target-frame-name="_blank" xlink:show="new" text:style-name="Internet_20_link" text:visited-style-name="Visited_20_Internet_20_Link"><text:span text:style-name="T2">https://www.mayoclinic.org/diseases-conditions/osteoporosis/symptoms-causes/syc-20351968</text:span></text:a><text:span text:style-name="T2">&gt;  </text:span></text:p>
      <text:p text:style-name="P2"> </text:p>
      <text:section text:style-name="Sect1" text:name="{f9f9661e-7619-4c7f-b66c-96b6151e435c}{143}">
        <text:p text:style-name="P4"/>
      </text:section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5">Z-score </text:p>
          </table:table-cell>
          <table:table-cell table:style-name="표1.A1" office:value-type="string">
            <text:p text:style-name="P5">Meaning </text:p>
          </table:table-cell>
        </table:table-row>
        <table:table-row>
          <table:table-cell table:style-name="표1.A1" office:value-type="string">
            <text:p text:style-name="P5">+1–2 </text:p>
          </table:table-cell>
          <table:table-cell table:style-name="표1.A1" office:value-type="string">
            <text:p text:style-name="P5">Bone density is higher than in others of the same age, sex, and body size. </text:p>
          </table:table-cell>
        </table:table-row>
        <table:table-row>
          <table:table-cell table:style-name="표1.A1" office:value-type="string">
            <text:p text:style-name="P5">0 </text:p>
          </table:table-cell>
          <table:table-cell table:style-name="표1.A1" office:value-type="string">
            <text:p text:style-name="P5">Bone density is the same as in others of the same age, sex, and body size. </text:p>
          </table:table-cell>
        </table:table-row>
        <table:table-row>
          <table:table-cell table:style-name="표1.A1" office:value-type="string">
            <text:p text:style-name="P5">-1 </text:p>
          </table:table-cell>
          <table:table-cell table:style-name="표1.A1" office:value-type="string">
            <text:p text:style-name="P5">Bone density is lower than in others of the same age, sex, and body size. </text:p>
          </table:table-cell>
        </table:table-row>
        <table:table-row>
          <table:table-cell table:style-name="표1.A1" office:value-type="string">
            <text:p text:style-name="P5">-2 </text:p>
          </table:table-cell>
          <table:table-cell table:style-name="표1.A1" office:value-type="string">
            <text:p text:style-name="P6"><text:span text:style-name="T2">Doctors consider scores </text:span><text:a xlink:type="simple" xlink:href="https://www.bonehealthandosteoporosis.org/patients/diagnosis-information/bone-density-examtesting/" office:target-frame-name="_blank" xlink:show="new" text:style-name="Internet_20_link" text:visited-style-name="Visited_20_Internet_20_Link"><text:span text:style-name="T2">higher</text:span></text:a><text:span text:style-name="T2"> than this to be normal. </text:span></text:p>
          </table:table-cell>
        </table:table-row>
        <table:table-row>
          <table:table-cell table:style-name="표1.A1" office:value-type="string">
            <text:p text:style-name="P5">-2.5 </text:p>
          </table:table-cell>
          <table:table-cell table:style-name="표1.A1" office:value-type="string">
            <text:p text:style-name="P6"><text:span text:style-name="T2">This score or lower </text:span><text:a xlink:type="simple" xlink:href="https://www.ncbi.nlm.nih.gov/labs/pmc/articles/PMC4919174/#:~:text=Secondary%20osteoporosis%20is%20less%20common,score%20is%20–2.5%20or%20less." office:target-frame-name="_blank" xlink:show="new" text:style-name="Internet_20_link" text:visited-style-name="Visited_20_Internet_20_Link"><text:span text:style-name="T2">indicates Trusted Source</text:span></text:a><text:span text:style-name="T2"> secondary osteoporosis. </text:span></text:p>
          </table:table-cell>
        </table:table-row>
      </table:table>
      <text:p text:style-name="P2"> </text:p>
      <text:p text:style-name="P2"> </text:p>
      <text:list text:style-name="L1">
        <text:list-item>
          <text:p text:style-name="P7"><text:span text:style-name="T3">Normal: Z-score greater than -2.0 </text:span></text:p>
        </text:list-item>
        <text:list-item>
          <text:p text:style-name="P7"><text:span text:style-name="T3">Below the expected range for age: Z-score less than or equal to -2.0 </text:span></text:p>
        </text:list-item>
        <text:list-item>
          <text:p text:style-name="P7"><text:span text:style-name="T3">Above the expected range for age: Z-score significantly above the mean </text:span></text:p>
        </text:list-item>
      </text:list>
      <text:p text:style-name="P2"> </text:p>
      <text:p text:style-name="P3"><text:span text:style-name="T1">출처</text:span><text:span text:style-name="T2">: &lt;</text:span><text:a xlink:type="simple" xlink:href="https://chat.openai.com/c/1f803788-823f-4499-b901-7af59f8f8eb7" office:target-frame-name="_blank" xlink:show="new" text:style-name="Internet_20_link" text:visited-style-name="Visited_20_Internet_20_Link"><text:span text:style-name="T2">https://chat.openai.com/c/1f803788-823f-4499-b901-7af59f8f8eb7</text:span></text:a><text:span text:style-name="T2">&gt;  </text:span></text:p>
      <text:p text:style-name="P2"> 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21:03:26.999899379</meta:creation-date>
    <dc:date>2024-11-16T21:04:35.892155179</dc:date>
    <meta:editing-duration>PT1M9S</meta:editing-duration>
    <meta:editing-cycles>1</meta:editing-cycles>
    <meta:document-statistic meta:table-count="1" meta:image-count="0" meta:object-count="0" meta:page-count="1" meta:paragraph-count="24" meta:word-count="150" meta:character-count="959" meta:non-whitespace-character-count="808"/>
    <meta:generator>LibreOffice/24.8.2.1$Linux_X86_64 LibreOffice_project/480$Build-1</meta:generator>
  </office:meta>
</office:document-meta>
</file>